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924in"/>
    </style:style>
    <style:style style:name="Table2.E" style:family="table-column">
      <style:table-column-properties style:column-width="0.6931in"/>
    </style:style>
    <style:style style:name="Table2.J" style:family="table-column">
      <style:table-column-properties style:column-width="0.6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924in"/>
    </style:style>
    <style:style style:name="Table3.E" style:family="table-column">
      <style:table-column-properties style:column-width="0.6931in"/>
    </style:style>
    <style:style style:name="Table3.J" style:family="table-column">
      <style:table-column-properties style:column-width="0.695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924in" style:rel-column-width="655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8ef6" officeooo:paragraph-rsid="00188ef6"/>
    </style:style>
    <style:style style:name="P2" style:family="paragraph" style:parent-style-name="Standard">
      <style:paragraph-properties fo:text-align="center" style:justify-single-word="false"/>
      <style:text-properties officeooo:rsid="00188ef6" officeooo:paragraph-rsid="00188ef6"/>
    </style:style>
    <style:style style:name="P3" style:family="paragraph" style:parent-style-name="Standard">
      <style:paragraph-properties fo:text-align="start" style:justify-single-word="false"/>
      <style:text-properties officeooo:rsid="00188ef6" officeooo:paragraph-rsid="00188ef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8ef6" officeooo:paragraph-rsid="00188ef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8ef6" officeooo:paragraph-rsid="00188ef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aa066" officeooo:paragraph-rsid="001aa066"/>
    </style:style>
    <style:style style:name="P7" style:family="paragraph" style:parent-style-name="Standard">
      <style:paragraph-properties fo:text-align="start" style:justify-single-word="false"/>
      <style:text-properties officeooo:rsid="001aa066" officeooo:paragraph-rsid="002695fe"/>
    </style:style>
    <style:style style:name="P8" style:family="paragraph" style:parent-style-name="Standard">
      <style:paragraph-properties fo:text-align="start" style:justify-single-word="false"/>
      <style:text-properties officeooo:rsid="001c8402" officeooo:paragraph-rsid="001c8402"/>
    </style:style>
    <style:style style:name="P9" style:family="paragraph" style:parent-style-name="Standard">
      <style:paragraph-properties fo:text-align="start" style:justify-single-word="false"/>
      <style:text-properties officeooo:rsid="001c8402" officeooo:paragraph-rsid="002a8595"/>
    </style:style>
    <style:style style:name="P10" style:family="paragraph" style:parent-style-name="Standard">
      <style:paragraph-properties fo:text-align="start" style:justify-single-word="false"/>
      <style:text-properties officeooo:rsid="001c8402" officeooo:paragraph-rsid="004678de"/>
    </style:style>
    <style:style style:name="P11" style:family="paragraph" style:parent-style-name="Standard">
      <style:paragraph-properties fo:text-align="start" style:justify-single-word="false"/>
      <style:text-properties officeooo:rsid="001c8402" officeooo:paragraph-rsid="004b5e47"/>
    </style:style>
    <style:style style:name="P12" style:family="paragraph" style:parent-style-name="Standard">
      <style:paragraph-properties fo:text-align="start" style:justify-single-word="false"/>
      <style:text-properties officeooo:rsid="001fec45" officeooo:paragraph-rsid="001fec45"/>
    </style:style>
    <style:style style:name="P13" style:family="paragraph" style:parent-style-name="Standard">
      <style:paragraph-properties fo:text-align="start" style:justify-single-word="false"/>
      <style:text-properties officeooo:rsid="001fec45" officeooo:paragraph-rsid="002225bc"/>
    </style:style>
    <style:style style:name="P14" style:family="paragraph" style:parent-style-name="Standard">
      <style:paragraph-properties fo:text-align="start" style:justify-single-word="false"/>
      <style:text-properties officeooo:rsid="001fec45" officeooo:paragraph-rsid="00230811"/>
    </style:style>
    <style:style style:name="P15" style:family="paragraph" style:parent-style-name="Standard">
      <style:paragraph-properties fo:text-align="start" style:justify-single-word="false"/>
      <style:text-properties officeooo:rsid="001fec45" officeooo:paragraph-rsid="00232c1d"/>
    </style:style>
    <style:style style:name="P16" style:family="paragraph" style:parent-style-name="Standard">
      <style:paragraph-properties fo:text-align="start" style:justify-single-word="false"/>
      <style:text-properties officeooo:rsid="001fec45" officeooo:paragraph-rsid="002516b5"/>
    </style:style>
    <style:style style:name="P17" style:family="paragraph" style:parent-style-name="Standard">
      <style:paragraph-properties fo:text-align="start" style:justify-single-word="false"/>
      <style:text-properties officeooo:rsid="001fec45" officeooo:paragraph-rsid="002a8595"/>
    </style:style>
    <style:style style:name="P18" style:family="paragraph" style:parent-style-name="Standard">
      <style:paragraph-properties fo:text-align="start" style:justify-single-word="false"/>
      <style:text-properties officeooo:rsid="001fec45" officeooo:paragraph-rsid="004678de"/>
    </style:style>
    <style:style style:name="P19" style:family="paragraph" style:parent-style-name="Standard">
      <style:paragraph-properties fo:text-align="start" style:justify-single-word="false"/>
      <style:text-properties officeooo:rsid="001fec45" officeooo:paragraph-rsid="004b5e47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a066" officeooo:paragraph-rsid="002695f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fec45" officeooo:paragraph-rsid="002a859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fec45" officeooo:paragraph-rsid="004b5e47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2695fe"/>
    </style:style>
    <style:style style:name="P25" style:family="paragraph" style:parent-style-name="Table_20_Contents">
      <style:paragraph-properties fo:text-align="start" style:justify-single-word="false"/>
      <style:text-properties officeooo:rsid="0018ceb2" officeooo:paragraph-rsid="0018ceb2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8ceb2" officeooo:paragraph-rsid="0018ceb2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1ad2af" officeooo:paragraph-rsid="001ad2af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1ad2af" officeooo:paragraph-rsid="002695fe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ad2af" officeooo:paragraph-rsid="002f70a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dfeea" officeooo:paragraph-rsid="001dfeea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dfeea" officeooo:paragraph-rsid="002695f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2f70ad" officeooo:paragraph-rsid="002f70a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351847" officeooo:paragraph-rsid="00351847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37d7b4" officeooo:paragraph-rsid="0037d7b4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3f0688" officeooo:paragraph-rsid="00451ae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40b8b7" officeooo:paragraph-rsid="004336d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1ad2af" officeooo:paragraph-rsid="001ad2af"/>
    </style:style>
    <style:style style:name="P39" style:family="paragraph" style:parent-style-name="Table_20_Contents">
      <style:paragraph-properties fo:text-align="start" style:justify-single-word="false"/>
      <style:text-properties officeooo:rsid="001ad2af" officeooo:paragraph-rsid="002695fe"/>
    </style:style>
    <style:style style:name="P40" style:family="paragraph" style:parent-style-name="Table_20_Contents">
      <style:paragraph-properties fo:text-align="start" style:justify-single-word="false"/>
      <style:text-properties officeooo:rsid="001bc989" officeooo:paragraph-rsid="001bc989"/>
    </style:style>
    <style:style style:name="P41" style:family="paragraph" style:parent-style-name="Table_20_Contents">
      <style:paragraph-properties fo:text-align="start" style:justify-single-word="false"/>
      <style:text-properties officeooo:rsid="001bc989" officeooo:paragraph-rsid="002695fe"/>
    </style:style>
    <style:style style:name="P42" style:family="paragraph" style:parent-style-name="Table_20_Contents">
      <style:paragraph-properties fo:text-align="start" style:justify-single-word="false"/>
      <style:text-properties officeooo:rsid="002695fe" officeooo:paragraph-rsid="002695fe"/>
    </style:style>
    <style:style style:name="P43" style:family="paragraph" style:parent-style-name="Table_20_Contents">
      <style:paragraph-properties fo:text-align="start" style:justify-single-word="false"/>
      <style:text-properties officeooo:rsid="002695fe" officeooo:paragraph-rsid="00314bdd"/>
    </style:style>
    <style:style style:name="P44" style:family="paragraph" style:parent-style-name="Table_20_Contents">
      <style:paragraph-properties fo:text-align="start" style:justify-single-word="false"/>
      <style:text-properties officeooo:rsid="00289256" officeooo:paragraph-rsid="00289256"/>
    </style:style>
    <style:style style:name="P45" style:family="paragraph" style:parent-style-name="Table_20_Contents">
      <style:paragraph-properties fo:text-align="start" style:justify-single-word="false"/>
      <style:text-properties officeooo:rsid="00314bdd" officeooo:paragraph-rsid="00314bdd"/>
    </style:style>
    <style:style style:name="P46" style:family="paragraph" style:parent-style-name="Table_20_Contents">
      <style:paragraph-properties fo:text-align="start" style:justify-single-word="false"/>
      <style:text-properties officeooo:rsid="0032eb6a" officeooo:paragraph-rsid="0032eb6a"/>
    </style:style>
    <style:style style:name="P47" style:family="paragraph" style:parent-style-name="Table_20_Contents">
      <style:paragraph-properties fo:text-align="start" style:justify-single-word="false"/>
      <style:text-properties officeooo:rsid="0032eb6a" officeooo:paragraph-rsid="00370a3b"/>
    </style:style>
    <style:style style:name="P48" style:family="paragraph" style:parent-style-name="Table_20_Contents">
      <style:paragraph-properties fo:text-align="start" style:justify-single-word="false"/>
      <style:text-properties officeooo:rsid="00351847" officeooo:paragraph-rsid="00351847"/>
    </style:style>
    <style:style style:name="P49" style:family="paragraph" style:parent-style-name="Table_20_Contents">
      <style:paragraph-properties fo:text-align="start" style:justify-single-word="false"/>
      <style:text-properties officeooo:rsid="0037d7b4" officeooo:paragraph-rsid="0037d7b4"/>
    </style:style>
    <style:style style:name="P50" style:family="paragraph" style:parent-style-name="Table_20_Contents">
      <style:paragraph-properties fo:text-align="start" style:justify-single-word="false"/>
      <style:text-properties officeooo:rsid="0037d7b4" officeooo:paragraph-rsid="003ab6d1"/>
    </style:style>
    <style:style style:name="P51" style:family="paragraph" style:parent-style-name="Table_20_Contents">
      <style:paragraph-properties fo:text-align="start" style:justify-single-word="false"/>
      <style:text-properties officeooo:rsid="0039235a" officeooo:paragraph-rsid="0039235a"/>
    </style:style>
    <style:style style:name="P52" style:family="paragraph" style:parent-style-name="Table_20_Contents">
      <style:paragraph-properties fo:text-align="start" style:justify-single-word="false"/>
      <style:text-properties officeooo:rsid="003cca2b" officeooo:paragraph-rsid="003cca2b"/>
    </style:style>
    <style:style style:name="P53" style:family="paragraph" style:parent-style-name="Table_20_Contents">
      <style:paragraph-properties fo:text-align="start" style:justify-single-word="false"/>
      <style:text-properties officeooo:rsid="0040b8b7" officeooo:paragraph-rsid="0040b8b7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3f0688" officeooo:paragraph-rsid="00451aed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officeooo:rsid="00451aed" officeooo:paragraph-rsid="00451aed"/>
    </style:style>
    <style:style style:name="T1" style:family="text">
      <style:text-properties officeooo:rsid="0018ceb2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225bc"/>
    </style:style>
    <style:style style:name="T4" style:family="text">
      <style:text-properties style:text-position="sub 58%" officeooo:rsid="00230811"/>
    </style:style>
    <style:style style:name="T5" style:family="text">
      <style:text-properties style:text-position="sub 58%" officeooo:rsid="00232c1d"/>
    </style:style>
    <style:style style:name="T6" style:family="text">
      <style:text-properties style:text-position="sub 58%" officeooo:rsid="002516b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fo:font-weight="bold" officeooo:rsid="00341d20" style:font-weight-asian="bold" style:font-weight-complex="bold"/>
    </style:style>
    <style:style style:name="T9" style:family="text">
      <style:text-properties style:text-position="sub 58%" fo:font-weight="bold" officeooo:rsid="00370a3b" style:font-weight-asian="bold" style:font-weight-complex="bold"/>
    </style:style>
    <style:style style:name="T10" style:family="text">
      <style:text-properties style:text-position="sub 58%" fo:font-weight="bold" officeooo:rsid="0040b8b7" style:font-weight-asian="bold" style:font-weight-complex="bold"/>
    </style:style>
    <style:style style:name="T11" style:family="text">
      <style:text-properties style:text-position="sub 58%" officeooo:rsid="00341d20"/>
    </style:style>
    <style:style style:name="T12" style:family="text">
      <style:text-properties style:text-position="sub 58%" officeooo:rsid="00370a3b"/>
    </style:style>
    <style:style style:name="T13" style:family="text">
      <style:text-properties style:text-position="sub 58%" officeooo:rsid="0040b8b7"/>
    </style:style>
    <style:style style:name="T14" style:family="text">
      <style:text-properties style:text-position="sub 58%" fo:font-weight="normal" officeooo:rsid="0037618c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2225bc"/>
    </style:style>
    <style:style style:name="T17" style:family="text">
      <style:text-properties style:text-position="0% 100%" officeooo:rsid="002516b5"/>
    </style:style>
    <style:style style:name="T18" style:family="text">
      <style:text-properties style:text-position="0% 100%" officeooo:rsid="002af345"/>
    </style:style>
    <style:style style:name="T19" style:family="text">
      <style:text-properties style:text-position="0% 100%" officeooo:rsid="002c361c"/>
    </style:style>
    <style:style style:name="T20" style:family="text">
      <style:text-properties style:text-position="0% 100%" fo:font-weight="bold" officeooo:rsid="0040b8b7" style:font-weight-asian="bold" style:font-weight-complex="bold"/>
    </style:style>
    <style:style style:name="T21" style:family="text">
      <style:text-properties style:text-position="0% 100%" officeooo:rsid="0040b8b7"/>
    </style:style>
    <style:style style:name="T22" style:family="text">
      <style:text-properties style:text-position="0% 100%" fo:font-weight="normal" officeooo:rsid="0037618c" style:font-weight-asian="normal" style:font-weight-complex="normal"/>
    </style:style>
    <style:style style:name="T23" style:family="text">
      <style:text-properties style:text-position="0% 100%" fo:font-weight="normal" officeooo:rsid="002af345" style:font-weight-asian="normal" style:font-weight-complex="normal"/>
    </style:style>
    <style:style style:name="T24" style:family="text">
      <style:text-properties style:text-position="0% 100%" fo:font-weight="normal" officeooo:rsid="00482af5" style:font-weight-asian="normal" style:font-weight-complex="normal"/>
    </style:style>
    <style:style style:name="T25" style:family="text">
      <style:text-properties style:text-position="0% 100%" fo:font-weight="normal" officeooo:rsid="0049e0f5" style:font-weight-asian="normal" style:font-weight-complex="normal"/>
    </style:style>
    <style:style style:name="T26" style:family="text">
      <style:text-properties style:text-position="0% 100%" officeooo:rsid="004678de"/>
    </style:style>
    <style:style style:name="T27" style:family="text">
      <style:text-properties style:text-position="0% 100%" officeooo:rsid="004b5e47"/>
    </style:style>
    <style:style style:name="T28" style:family="text">
      <style:text-properties style:text-position="0% 100%" officeooo:rsid="004b7740"/>
    </style:style>
    <style:style style:name="T29" style:family="text">
      <style:text-properties style:text-position="0% 100%" officeooo:rsid="004d17af"/>
    </style:style>
    <style:style style:name="T30" style:family="text">
      <style:text-properties officeooo:rsid="002ddbd1"/>
    </style:style>
    <style:style style:name="T31" style:family="text">
      <style:text-properties officeooo:rsid="002e5d91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ffd97" style:font-weight-asian="bold" style:font-weight-complex="bold"/>
    </style:style>
    <style:style style:name="T34" style:family="text">
      <style:text-properties fo:font-weight="bold" officeooo:rsid="0040b8b7" style:font-weight-asian="bold" style:font-weight-complex="bold"/>
    </style:style>
    <style:style style:name="T35" style:family="text">
      <style:text-properties fo:font-weight="normal" officeooo:rsid="002ffd97" style:font-weight-asian="normal" style:font-weight-complex="normal"/>
    </style:style>
    <style:style style:name="T36" style:family="text">
      <style:text-properties fo:font-weight="normal" officeooo:rsid="0037618c" style:font-weight-asian="normal" style:font-weight-complex="normal"/>
    </style:style>
    <style:style style:name="T37" style:family="text">
      <style:text-properties officeooo:rsid="004d8073"/>
    </style:style>
    <style:style style:name="T38" style:family="text">
      <style:text-properties officeooo:rsid="004f3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Operating Systems</text:p>
      <text:p text:style-name="P1">Due 02/17/16</text:p>
      <text:p text:style-name="P1"/>
      <text:p text:style-name="P4">Homework 4</text:p>
      <text:p text:style-name="P2"/>
      <text:p text:style-name="P5">Question 2.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Job</text:p>
          </table:table-cell>
          <table:table-cell table:style-name="Table1.A1" office:value-type="string">
            <text:p text:style-name="P26">Arrival Time (ms)</text:p>
          </table:table-cell>
          <table:table-cell table:style-name="Table1.C1" office:value-type="string">
            <text:p text:style-name="P27"><text:s/><text:span text:style-name="T1">Run Time (ms)</text:span></text:p>
          </table:table-cell>
        </table:table-row>
        <table:table-row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25">30</text:p>
          </table:table-cell>
        </table:table-row>
        <table:table-row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25">30</text:p>
          </table:table-cell>
        </table:table-row>
        <table:table-row>
          <table:table-cell table:style-name="Table1.A2" office:value-type="string">
            <text:p text:style-name="P25">C</text:p>
          </table:table-cell>
          <table:table-cell table:style-name="Table1.A2" office:value-type="string">
            <text:p text:style-name="P25">30</text:p>
          </table:table-cell>
          <table:table-cell table:style-name="Table1.C2" office:value-type="string">
            <text:p text:style-name="P25">10</text:p>
          </table:table-cell>
        </table:table-row>
        <table:table-row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50</text:p>
          </table:table-cell>
          <table:table-cell table:style-name="Table1.C2" office:value-type="string">
            <text:p text:style-name="P25">10</text:p>
          </table:table-cell>
        </table:table-row>
      </table:table>
      <text:p text:style-name="P3"/>
      <text:p text:style-name="P13">T<text:span text:style-name="T2">turnound</text:span><text:span text:style-name="T15"> </text:span><text:span text:style-name="T16">= T</text:span><text:span text:style-name="T3">completion</text:span><text:span text:style-name="T16"> - T</text:span><text:span text:style-name="T3">arrival</text:span></text:p>
      <text:p text:style-name="P3"/>
      <text:p text:style-name="P14">T<text:span text:style-name="T4">response</text:span><text:span text:style-name="T15"> </text:span><text:span text:style-name="T16">= T</text:span><text:span text:style-name="T4">first_run</text:span><text:span text:style-name="T16"> - T</text:span><text:span text:style-name="T3">arrival</text:span></text:p>
      <text:p text:style-name="P3"/>
      <text:p text:style-name="P6">a) First-In First-Out (FIFO)</text:p>
      <text:p text:style-name="P6"/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4"/>
        <table:table-column table:style-name="Table2.J"/>
        <table:table-row>
          <table:table-cell table:style-name="Table2.A1" office:value-type="string">
            <text:p text:style-name="P28">Time (ms)</text:p>
          </table:table-cell>
          <table:table-cell table:style-name="Table2.A1" office:value-type="string">
            <text:p text:style-name="P38">0 </text:p>
          </table:table-cell>
          <table:table-cell table:style-name="Table2.A1" office:value-type="string">
            <text:p text:style-name="P38">10</text:p>
          </table:table-cell>
          <table:table-cell table:style-name="Table2.A1" office:value-type="string">
            <text:p text:style-name="P38">20</text:p>
          </table:table-cell>
          <table:table-cell table:style-name="Table2.A1" office:value-type="string">
            <text:p text:style-name="P38">30</text:p>
          </table:table-cell>
          <table:table-cell table:style-name="Table2.A1" office:value-type="string">
            <text:p text:style-name="P38">40</text:p>
          </table:table-cell>
          <table:table-cell table:style-name="Table2.A1" office:value-type="string">
            <text:p text:style-name="P38">50</text:p>
          </table:table-cell>
          <table:table-cell table:style-name="Table2.A1" office:value-type="string">
            <text:p text:style-name="P38">60</text:p>
          </table:table-cell>
          <table:table-cell table:style-name="Table2.A1" office:value-type="string">
            <text:p text:style-name="P38">70</text:p>
          </table:table-cell>
          <table:table-cell table:style-name="Table2.J1" office:value-type="string">
            <text:p text:style-name="P40">80</text:p>
          </table:table-cell>
        </table:table-row>
        <table:table-row>
          <table:table-cell table:style-name="Table2.A2" office:value-type="string">
            <text:p text:style-name="P28">Running Job</text:p>
          </table:table-cell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C</text:p>
          </table:table-cell>
          <table:table-cell table:style-name="Table2.A2" office:value-type="string">
            <text:p text:style-name="P38">D</text:p>
          </table:table-cell>
          <table:table-cell table:style-name="Table2.J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31">Events</text:p>
          </table:table-cell>
          <table:table-cell table:style-name="Table2.A2" office:value-type="string">
            <text:p text:style-name="P38">A,B arriv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0">A finish</text:p>
            <text:p text:style-name="P38">C arriv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8">D arrive</text:p>
          </table:table-cell>
          <table:table-cell table:style-name="Table2.A2" office:value-type="string">
            <text:p text:style-name="P40">B finish</text:p>
          </table:table-cell>
          <table:table-cell table:style-name="Table2.A2" office:value-type="string">
            <text:p text:style-name="P40">C finish</text:p>
          </table:table-cell>
          <table:table-cell table:style-name="Table2.J2" office:value-type="string">
            <text:p text:style-name="P40">D finish</text:p>
          </table:table-cell>
        </table:table-row>
      </table:table>
      <text:p text:style-name="P6"/>
      <text:p text:style-name="P8">Average turnaround <text:span text:style-name="T30">time</text:span>:</text:p>
      <text:p text:style-name="P12">T<text:span text:style-name="T2">turnound_A</text:span><text:span text:style-name="T15"> = 30ms - 0ms = 30ms</text:span></text:p>
      <text:p text:style-name="P12"><text:span text:style-name="T15">T</text:span><text:span text:style-name="T2">turnound_B</text:span><text:span text:style-name="T15"> = 60ms - 0ms = 60ms</text:span></text:p>
      <text:p text:style-name="P12"><text:span text:style-name="T15">T</text:span><text:span text:style-name="T2">turnound_C</text:span><text:span text:style-name="T15"> = 70ms - 30ms = 40ms</text:span></text:p>
      <text:p text:style-name="P12"><text:span text:style-name="T15">T</text:span><text:span text:style-name="T2">turnound_D</text:span><text:span text:style-name="T15"> = 80ms - 50ms = 30ms</text:span></text:p>
      <text:p text:style-name="P12">T<text:span text:style-name="T2">turnound_average</text:span><text:span text:style-name="T15"> = (30ms + 60ms + 40ms + 30ms) / 4 = 40ms</text:span></text:p>
      <text:p text:style-name="P12"><text:span text:style-name="T15"/></text:p>
      <text:p text:style-name="P8">Average <text:span text:style-name="T30">respons</text:span>e time:</text:p>
      <text:p text:style-name="P15">T<text:span text:style-name="T5">reponse_A</text:span><text:span text:style-name="T15"> = 0ms - 0ms = 0ms</text:span></text:p>
      <text:p text:style-name="P15"><text:span text:style-name="T15">T</text:span><text:span text:style-name="T5">reponse_B</text:span><text:span text:style-name="T15"> = 30ms - 0ms = 30ms</text:span></text:p>
      <text:p text:style-name="P15"><text:span text:style-name="T15">T</text:span><text:span text:style-name="T5">reponse_C</text:span><text:span text:style-name="T15"> = </text:span><text:span text:style-name="T17">6</text:span><text:span text:style-name="T15">0ms - </text:span><text:span text:style-name="T17">3</text:span><text:span text:style-name="T15">0ms = 30ms</text:span></text:p>
      <text:p text:style-name="P15"><text:span text:style-name="T15">T</text:span><text:span text:style-name="T5">reponse_D</text:span><text:span text:style-name="T15"> = </text:span><text:span text:style-name="T17">7</text:span><text:span text:style-name="T15">0ms - </text:span><text:span text:style-name="T17">5</text:span><text:span text:style-name="T15">0ms = </text:span><text:span text:style-name="T17">2</text:span><text:span text:style-name="T15">0ms</text:span></text:p>
      <text:p text:style-name="P16"><text:span text:style-name="T15">T</text:span><text:span text:style-name="T5">reponse_</text:span><text:span text:style-name="T6">average</text:span><text:span text:style-name="T15"> = </text:span><text:span text:style-name="T17">(0ms + 30ms + 30ms + 20ms) / 4 = 20ms</text:span></text:p>
      <text:p text:style-name="P6"/>
      <text:p text:style-name="P6"/>
      <text:p text:style-name="P6"/>
      <text:p text:style-name="P6"/>
      <text:p text:style-name="P6"/>
      <text:p text:style-name="P6"><text:soft-page-break/>b) Shortest Time-to-Completion First (STCF)</text:p>
      <text:p text:style-name="P6"/>
      <text:p text:style-name="P7"/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4"/>
        <table:table-column table:style-name="Table3.J"/>
        <table:table-row>
          <table:table-cell table:style-name="Table3.A1" office:value-type="string">
            <text:p text:style-name="P29">Time (ms)</text:p>
          </table:table-cell>
          <table:table-cell table:style-name="Table3.A1" office:value-type="string">
            <text:p text:style-name="P39">0 </text:p>
          </table:table-cell>
          <table:table-cell table:style-name="Table3.A1" office:value-type="string">
            <text:p text:style-name="P39">10</text:p>
          </table:table-cell>
          <table:table-cell table:style-name="Table3.A1" office:value-type="string">
            <text:p text:style-name="P39">20</text:p>
          </table:table-cell>
          <table:table-cell table:style-name="Table3.A1" office:value-type="string">
            <text:p text:style-name="P39">30</text:p>
          </table:table-cell>
          <table:table-cell table:style-name="Table3.A1" office:value-type="string">
            <text:p text:style-name="P39">40</text:p>
          </table:table-cell>
          <table:table-cell table:style-name="Table3.A1" office:value-type="string">
            <text:p text:style-name="P39">50</text:p>
          </table:table-cell>
          <table:table-cell table:style-name="Table3.A1" office:value-type="string">
            <text:p text:style-name="P39">60</text:p>
          </table:table-cell>
          <table:table-cell table:style-name="Table3.A1" office:value-type="string">
            <text:p text:style-name="P39">70</text:p>
          </table:table-cell>
          <table:table-cell table:style-name="Table3.J1" office:value-type="string">
            <text:p text:style-name="P41">80</text:p>
          </table:table-cell>
        </table:table-row>
        <table:table-row>
          <table:table-cell table:style-name="Table3.A2" office:value-type="string">
            <text:p text:style-name="P29">Running Job</text:p>
          </table:table-cell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C</text:p>
          </table:table-cell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2">D</text:p>
          </table:table-cell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2">B</text:p>
          </table:table-cell>
          <table:table-cell table:style-name="Table3.J2" office:value-type="string">
            <text:p text:style-name="P39">-</text:p>
          </table:table-cell>
        </table:table-row>
        <table:table-row>
          <table:table-cell table:style-name="Table3.A2" office:value-type="string">
            <text:p text:style-name="P32">Events</text:p>
          </table:table-cell>
          <table:table-cell table:style-name="Table3.A2" office:value-type="string">
            <text:p text:style-name="P42">A, B arrive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42">A finish</text:p>
            <text:p text:style-name="P42">C arrive</text:p>
          </table:table-cell>
          <table:table-cell table:style-name="Table3.A2" office:value-type="string">
            <text:p text:style-name="P42">C finish</text:p>
          </table:table-cell>
          <table:table-cell table:style-name="Table3.A2" office:value-type="string">
            <text:p text:style-name="P42">D arrive</text:p>
            <text:p text:style-name="P44">D preempt B</text:p>
          </table:table-cell>
          <table:table-cell table:style-name="Table3.A2" office:value-type="string">
            <text:p text:style-name="P42">D finish</text:p>
          </table:table-cell>
          <table:table-cell table:style-name="Table3.A2" office:value-type="string">
            <text:p text:style-name="P41"/>
          </table:table-cell>
          <table:table-cell table:style-name="Table3.J2" office:value-type="string">
            <text:p text:style-name="P42">B finish</text:p>
          </table:table-cell>
        </table:table-row>
      </table:table>
      <text:p text:style-name="P20"/>
      <text:p text:style-name="P9">Average turnaround <text:span text:style-name="T31">time</text:span>:</text:p>
      <text:p text:style-name="P17">T<text:span text:style-name="T2">turnound_A</text:span><text:span text:style-name="T15"> = 30ms - 0ms = 30ms</text:span></text:p>
      <text:p text:style-name="P17"><text:span text:style-name="T15">T</text:span><text:span text:style-name="T2">turnound_B</text:span><text:span text:style-name="T15"> = </text:span><text:span text:style-name="T18">8</text:span><text:span text:style-name="T15">0ms - 0ms = </text:span><text:span text:style-name="T18">8</text:span><text:span text:style-name="T15">0ms</text:span></text:p>
      <text:p text:style-name="P17"><text:span text:style-name="T15">T</text:span><text:span text:style-name="T2">turnound_C</text:span><text:span text:style-name="T15"> = </text:span><text:span text:style-name="T18">4</text:span><text:span text:style-name="T15">0ms - 30ms = </text:span><text:span text:style-name="T18">1</text:span><text:span text:style-name="T15">0ms</text:span></text:p>
      <text:p text:style-name="P17"><text:span text:style-name="T15">T</text:span><text:span text:style-name="T2">turnound_D</text:span><text:span text:style-name="T15"> = </text:span><text:span text:style-name="T18">6</text:span><text:span text:style-name="T15">0ms - 50ms = </text:span><text:span text:style-name="T18">1</text:span><text:span text:style-name="T15">0ms</text:span></text:p>
      <text:p text:style-name="P17">T<text:span text:style-name="T2">turnound_average</text:span><text:span text:style-name="T15"> = (30ms + </text:span><text:span text:style-name="T18">8</text:span><text:span text:style-name="T15">0ms + </text:span><text:span text:style-name="T18">1</text:span><text:span text:style-name="T15">0ms + </text:span><text:span text:style-name="T18">1</text:span><text:span text:style-name="T15">0ms) / 4 = </text:span><text:span text:style-name="T18">32.5</text:span><text:span text:style-name="T15">ms</text:span></text:p>
      <text:p text:style-name="P17"><text:span text:style-name="T15"/></text:p>
      <text:p text:style-name="P9"><text:span text:style-name="T31">Average r</text:span>esponse time:</text:p>
      <text:p text:style-name="P17">T<text:span text:style-name="T5">reponse_A</text:span><text:span text:style-name="T15"> = 0ms - 0ms = 0ms</text:span></text:p>
      <text:p text:style-name="P17"><text:span text:style-name="T15">T</text:span><text:span text:style-name="T5">reponse_B</text:span><text:span text:style-name="T15"> = </text:span><text:span text:style-name="T19">4</text:span><text:span text:style-name="T15">0ms - 0ms = </text:span><text:span text:style-name="T19">4</text:span><text:span text:style-name="T15">0ms</text:span></text:p>
      <text:p text:style-name="P17"><text:span text:style-name="T15">T</text:span><text:span text:style-name="T5">reponse_C</text:span><text:span text:style-name="T15"> = </text:span><text:span text:style-name="T19">3</text:span><text:span text:style-name="T15">0ms - </text:span><text:span text:style-name="T17">3</text:span><text:span text:style-name="T15">0ms = 0ms</text:span></text:p>
      <text:p text:style-name="P17"><text:span text:style-name="T15">T</text:span><text:span text:style-name="T5">reponse_D</text:span><text:span text:style-name="T15"> = </text:span><text:span text:style-name="T19">5</text:span><text:span text:style-name="T15">0ms - </text:span><text:span text:style-name="T17">5</text:span><text:span text:style-name="T15">0ms = 0ms</text:span></text:p>
      <text:p text:style-name="P21"><text:span text:style-name="T15">T</text:span><text:span text:style-name="T5">reponse_</text:span><text:span text:style-name="T6">average</text:span><text:span text:style-name="T15"> = </text:span><text:span text:style-name="T17">(0ms + </text:span><text:span text:style-name="T19">4</text:span><text:span text:style-name="T17">0ms + 0ms + 0ms) / 4 = </text:span><text:span text:style-name="T19">1</text:span><text:span text:style-name="T17">0ms</text:span></text:p>
      <text:p text:style-name="P6"/>
      <text:p text:style-name="P6">c) Multi-Level Feedback Queue (MLFQ)</text:p>
      <text:p text:style-name="P6"/>
      <table:table table:name="Table4" table:style-name="Table4">
        <table:table-column table:style-name="Table4.A" table:number-columns-repeated="10"/>
        <table:table-row>
          <table:table-cell table:style-name="Table4.A1" office:value-type="string">
            <text:p text:style-name="P30">Time (ms)</text:p>
          </table:table-cell>
          <table:table-cell table:style-name="Table4.A1" office:value-type="string">
            <text:p text:style-name="P39">0 </text:p>
          </table:table-cell>
          <table:table-cell table:style-name="Table4.A1" office:value-type="string">
            <text:p text:style-name="P39">10</text:p>
          </table:table-cell>
          <table:table-cell table:style-name="Table4.A1" office:value-type="string">
            <text:p text:style-name="P39">20</text:p>
          </table:table-cell>
          <table:table-cell table:style-name="Table4.A1" office:value-type="string">
            <text:p text:style-name="P39">30</text:p>
          </table:table-cell>
          <table:table-cell table:style-name="Table4.A1" office:value-type="string">
            <text:p text:style-name="P39">40</text:p>
          </table:table-cell>
          <table:table-cell table:style-name="Table4.A1" office:value-type="string">
            <text:p text:style-name="P39">50</text:p>
          </table:table-cell>
          <table:table-cell table:style-name="Table4.A1" office:value-type="string">
            <text:p text:style-name="P39">60</text:p>
          </table:table-cell>
          <table:table-cell table:style-name="Table4.A1" office:value-type="string">
            <text:p text:style-name="P39">70</text:p>
          </table:table-cell>
          <table:table-cell table:style-name="Table4.J1" office:value-type="string">
            <text:p text:style-name="P41">80</text:p>
          </table:table-cell>
        </table:table-row>
        <table:table-row>
          <table:table-cell table:style-name="Table4.A2" office:value-type="string">
            <text:p text:style-name="P33">Queue 1</text:p>
          </table:table-cell>
          <table:table-cell table:style-name="Table4.A2" office:value-type="string">
            <text:p text:style-name="P46"><text:span text:style-name="T32">A</text:span><text:span text:style-name="T8">0</text:span> → B<text:span text:style-name="T11">0</text:span></text:p>
          </table:table-cell>
          <table:table-cell table:style-name="Table4.A2" office:value-type="string">
            <text:p text:style-name="P34">B<text:span text:style-name="T2">0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35">C<text:span text:style-name="T2">0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54"><text:span text:style-name="T34">A</text:span><text:span text:style-name="T10">20</text:span><text:span text:style-name="T21"> → B</text:span><text:span text:style-name="T13">20</text:span><text:span text:style-name="T21">→</text:span>D<text:span text:style-name="T2">0</text:span></text:p>
          </table:table-cell>
          <table:table-cell table:style-name="Table4.A2" office:value-type="string">
            <text:p text:style-name="P54"><text:span text:style-name="T20">B</text:span><text:span text:style-name="T10">20</text:span><text:span text:style-name="T21">→</text:span>D<text:span text:style-name="T2">0</text:span></text:p>
          </table:table-cell>
          <table:table-cell table:style-name="Table4.A2" office:value-type="string">
            <text:p text:style-name="P36">D<text:span text:style-name="T2">0</text:span></text:p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Queue 2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48">A<text:span text:style-name="T2">10</text:span></text:p>
          </table:table-cell>
          <table:table-cell table:style-name="Table4.A2" office:value-type="string">
            <text:p text:style-name="P47"><text:span text:style-name="T32">A</text:span><text:span text:style-name="T9">10</text:span> → B<text:span text:style-name="T12">10</text:span></text:p>
          </table:table-cell>
          <table:table-cell table:style-name="Table4.A2" office:value-type="string">
            <text:p text:style-name="P49">B<text:span text:style-name="T2">10</text:span></text:p>
          </table:table-cell>
          <table:table-cell table:style-name="Table4.A2" office:value-type="string">
            <text:p text:style-name="P51"><text:span text:style-name="T32">B</text:span><text:span text:style-name="T7">10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Queue 3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49">A<text:span text:style-name="T2">20</text:span></text:p>
          </table:table-cell>
          <table:table-cell table:style-name="Table4.A2" office:value-type="string">
            <text:p text:style-name="P50">A<text:span text:style-name="T2">20</text:span></text:p>
          </table:table-cell>
          <table:table-cell table:style-name="Table4.A2" office:value-type="string">
            <text:p text:style-name="P53"><text:span text:style-name="T2"/></text:p>
          </table:table-cell>
          <table:table-cell table:style-name="Table4.A2" office:value-type="string">
            <text:p text:style-name="P53"><text:span text:style-name="T2"/></text:p>
          </table:table-cell>
          <table:table-cell table:style-name="Table4.A2" office:value-type="string">
            <text:p text:style-name="P37"><text:span text:style-name="T2"/></text:p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Queue 4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Events</text:p>
          </table:table-cell>
          <table:table-cell table:style-name="Table4.A2" office:value-type="string">
            <text:p text:style-name="P43">A, B arrive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45">C arrive</text:p>
          </table:table-cell>
          <table:table-cell table:style-name="Table4.A2" office:value-type="string">
            <text:p text:style-name="P52">C finish</text:p>
          </table:table-cell>
          <table:table-cell table:style-name="Table4.A2" office:value-type="string">
            <text:p text:style-name="P45">D arrive</text:p>
            <text:p text:style-name="P55">Priority reset</text:p>
          </table:table-cell>
          <table:table-cell table:style-name="Table4.A2" office:value-type="string">
            <text:p text:style-name="P55">A finish</text:p>
          </table:table-cell>
          <table:table-cell table:style-name="Table4.A2" office:value-type="string">
            <text:p text:style-name="P55">B finish</text:p>
          </table:table-cell>
          <table:table-cell table:style-name="Table4.J2" office:value-type="string">
            <text:p text:style-name="P55">D finish</text:p>
          </table:table-cell>
        </table:table-row>
      </table:table>
      <text:p text:style-name="P6">*<text:span text:style-name="T37">Currently running job is </text:span><text:span text:style-name="T33">bolded</text:span><text:span text:style-name="T35"> </text:span><text:span text:style-name="T36">(not circled)</text:span></text:p>
      <text:p text:style-name="P6">**<text:span text:style-name="T38">For queue changes occurring in the same time slice, job ordering is alphabetical</text:span></text:p>
      <text:p text:style-name="P10"/>
      <text:p text:style-name="P10"/>
      <text:p text:style-name="P10"/>
      <text:p text:style-name="P10"/>
      <text:p text:style-name="P10"><text:soft-page-break/>Average turnaround <text:span text:style-name="T31">time</text:span>:</text:p>
      <text:p text:style-name="P18">T<text:span text:style-name="T2">turnound_A</text:span><text:span text:style-name="T15"> = </text:span><text:span text:style-name="T26">6</text:span><text:span text:style-name="T15">0ms - 0ms = </text:span><text:span text:style-name="T26">6</text:span><text:span text:style-name="T15">0ms</text:span></text:p>
      <text:p text:style-name="P18"><text:span text:style-name="T15">T</text:span><text:span text:style-name="T2">turnound_B</text:span><text:span text:style-name="T15"> = </text:span><text:span text:style-name="T26">7</text:span><text:span text:style-name="T15">0ms - 0ms = </text:span><text:span text:style-name="T26">7</text:span><text:span text:style-name="T15">0ms</text:span></text:p>
      <text:p text:style-name="P18"><text:span text:style-name="T15">T</text:span><text:span text:style-name="T2">turnound_C</text:span><text:span text:style-name="T15"> = </text:span><text:span text:style-name="T18">4</text:span><text:span text:style-name="T15">0ms - 30ms = </text:span><text:span text:style-name="T18">1</text:span><text:span text:style-name="T15">0ms</text:span></text:p>
      <text:p text:style-name="P18"><text:span text:style-name="T15">T</text:span><text:span text:style-name="T2">turnound_D</text:span><text:span text:style-name="T15"> = </text:span><text:span text:style-name="T26">8</text:span><text:span text:style-name="T15">0ms - 50ms = </text:span><text:span text:style-name="T26">3</text:span><text:span text:style-name="T15">0ms</text:span></text:p>
      <text:p text:style-name="P18"><text:span text:style-name="T36">T</text:span><text:span text:style-name="T14">turnound_average</text:span><text:span text:style-name="T22"> = (</text:span><text:span text:style-name="T24">60</text:span><text:span text:style-name="T22">ms + </text:span><text:span text:style-name="T24">7</text:span><text:span text:style-name="T22">0ms + </text:span><text:span text:style-name="T23">1</text:span><text:span text:style-name="T22">0ms + </text:span><text:span text:style-name="T24">3</text:span><text:span text:style-name="T22">0ms) / 4 = </text:span><text:span text:style-name="T25">4</text:span><text:span text:style-name="T23">2.5</text:span><text:span text:style-name="T22">ms</text:span></text:p>
      <text:p text:style-name="P18"/>
      <text:p text:style-name="P11"><text:span text:style-name="T31">Average r</text:span>esponse time:</text:p>
      <text:p text:style-name="P19">T<text:span text:style-name="T5">reponse_A</text:span><text:span text:style-name="T15"> = 0ms - 0ms = 0ms</text:span></text:p>
      <text:p text:style-name="P19"><text:span text:style-name="T15">T</text:span><text:span text:style-name="T5">reponse_B</text:span><text:span text:style-name="T15"> = </text:span><text:span text:style-name="T27">1</text:span><text:span text:style-name="T15">0ms - 0ms = </text:span><text:span text:style-name="T28">1</text:span><text:span text:style-name="T15">0ms</text:span></text:p>
      <text:p text:style-name="P19"><text:span text:style-name="T15">T</text:span><text:span text:style-name="T5">reponse_C</text:span><text:span text:style-name="T15"> = </text:span><text:span text:style-name="T19">3</text:span><text:span text:style-name="T15">0ms - </text:span><text:span text:style-name="T17">3</text:span><text:span text:style-name="T15">0ms = 0ms</text:span></text:p>
      <text:p text:style-name="P19"><text:span text:style-name="T15">T</text:span><text:span text:style-name="T5">reponse_D</text:span><text:span text:style-name="T15"> = </text:span><text:span text:style-name="T27">7</text:span><text:span text:style-name="T15">0ms - </text:span><text:span text:style-name="T17">5</text:span><text:span text:style-name="T15">0ms = </text:span><text:span text:style-name="T28">2</text:span><text:span text:style-name="T15">0ms</text:span></text:p>
      <text:p text:style-name="P22"><text:span text:style-name="T15">T</text:span><text:span text:style-name="T5">reponse_</text:span><text:span text:style-name="T6">average</text:span><text:span text:style-name="T15"> = </text:span><text:span text:style-name="T17">(0ms + </text:span><text:span text:style-name="T29">1</text:span><text:span text:style-name="T17">0ms + 0ms + </text:span><text:span text:style-name="T29">20</text:span><text:span text:style-name="T17">ms) / 4 = </text:span><text:span text:style-name="T29">7.5</text:span><text:span text:style-name="T17">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5:30:19.953240792</meta:creation-date>
    <dc:date>2016-02-17T20:39:16.309527913</dc:date>
    <meta:editing-duration>P3DT5H7M31S</meta:editing-duration>
    <meta:editing-cycles>53</meta:editing-cycles>
    <meta:generator>LibreOffice/4.2.8.2$Linux_X86_64 LibreOffice_project/420m0$Build-2</meta:generator>
    <meta:document-statistic meta:table-count="4" meta:image-count="0" meta:object-count="0" meta:page-count="3" meta:paragraph-count="155" meta:word-count="470" meta:character-count="2054" meta:non-whitespace-character-count="1735"/>
  </office:meta>
</office:document-meta>
</file>